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8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SYNC1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table:formula="of:=AVERAGE([.B1:.G1])" office:value-type="float" office:value="229.5" calcext:value-type="float">
            <text:p>229,5</text:p>
          </table:table-cell>
          <table:table-cell table:formula="of:=MIN([.B1:.G1])" office:value-type="float" office:value="221" calcext:value-type="float">
            <text:p>221</text:p>
          </table:table-cell>
          <table:table-cell table:formula="of:=MAX([.B1:.G1])" office:value-type="float" office:value="238" calcext:value-type="float">
            <text:p>238</text:p>
          </table:table-cell>
          <table:table-cell office:value-type="float" office:value="145" calcext:value-type="float">
            <text:p>145</text:p>
          </table:table-cell>
          <table:table-cell office:value-type="float" office:value="228" calcext:value-type="float">
            <text:p>228</text:p>
          </table:table-cell>
          <table:table-cell office:value-type="float" office:value="195" calcext:value-type="float">
            <text:p>195</text:p>
          </table:table-cell>
          <table:table-cell office:value-type="float" office:value="217" calcext:value-type="float">
            <text:p>217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183" calcext:value-type="float">
            <text:p>183</text:p>
          </table:table-cell>
          <table:table-cell office:value-type="float" office:value="217" calcext:value-type="float">
            <text:p>217</text:p>
          </table:table-cell>
          <table:table-cell table:formula="of:=MIN([.K1:.R1])" office:value-type="float" office:value="145" calcext:value-type="float">
            <text:p>145</text:p>
          </table:table-cell>
          <table:table-cell table:formula="of:=MAX([.K1:.S1])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YNC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formula="of:=AVERAGE([.B2:.G2])" office:value-type="float" office:value="113" calcext:value-type="float">
            <text:p>113</text:p>
          </table:table-cell>
          <table:table-cell table:formula="of:=MIN([.B2:.G2])" office:value-type="float" office:value="108" calcext:value-type="float">
            <text:p>108</text:p>
          </table:table-cell>
          <table:table-cell table:formula="of:=MAX([.B2:.G2])"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table:formula="of:=MIN([.K2:.R2])" office:value-type="float" office:value="41" calcext:value-type="float">
            <text:p>41</text:p>
          </table:table-cell>
          <table:table-cell table:formula="of:=MAX([.K2:.S2]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table:formula="of:=AVERAGE([.B3:.G3])" office:value-type="float" office:value="96.1666666666667" calcext:value-type="float">
            <text:p>96,1666666667</text:p>
          </table:table-cell>
          <table:table-cell table:formula="of:=MIN([.B3:.G3])" office:value-type="float" office:value="92" calcext:value-type="float">
            <text:p>92</text:p>
          </table:table-cell>
          <table:table-cell table:formula="of:=MAX([.B3:.G3])"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73" calcext:value-type="float">
            <text:p>173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table:formula="of:=MIN([.K3:.R3])" office:value-type="float" office:value="87" calcext:value-type="float">
            <text:p>87</text:p>
          </table:table-cell>
          <table:table-cell table:formula="of:=MAX([.K3:.S3]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table:formula="of:=AVERAGE([.B4:.G4])" office:value-type="float" office:value="149" calcext:value-type="float">
            <text:p>149</text:p>
          </table:table-cell>
          <table:table-cell table:formula="of:=MIN([.B4:.G4])" office:value-type="float" office:value="139" calcext:value-type="float">
            <text:p>139</text:p>
          </table:table-cell>
          <table:table-cell table:formula="of:=MAX([.B4:.G4])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table:formula="of:=MIN([.K4:.R4])" office:value-type="float" office:value="112" calcext:value-type="float">
            <text:p>112</text:p>
          </table:table-cell>
          <table:table-cell table:formula="of:=MAX([.K4:.S4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formula="of:=AVERAGE([.B5:.G5])" office:value-type="float" office:value="94.3333333333333" calcext:value-type="float">
            <text:p>94,3333333333</text:p>
          </table:table-cell>
          <table:table-cell table:formula="of:=MIN([.B5:.G5])" office:value-type="float" office:value="86" calcext:value-type="float">
            <text:p>86</text:p>
          </table:table-cell>
          <table:table-cell table:formula="of:=MAX([.B5:.G5])"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formula="of:=MIN([.K5:.R5])" office:value-type="float" office:value="52" calcext:value-type="float">
            <text:p>52</text:p>
          </table:table-cell>
          <table:table-cell table:formula="of:=MAX([.K5:.S5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table:formula="of:=AVERAGE([.B6:.G6])" office:value-type="float" office:value="144.166666666667" calcext:value-type="float">
            <text:p>144,1666666667</text:p>
          </table:table-cell>
          <table:table-cell table:formula="of:=MIN([.B6:.G6])" office:value-type="float" office:value="138" calcext:value-type="float">
            <text:p>138</text:p>
          </table:table-cell>
          <table:table-cell table:formula="of:=MAX([.B6:.G6])"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table:formula="of:=MIN([.K6:.R6])" office:value-type="float" office:value="123" calcext:value-type="float">
            <text:p>123</text:p>
          </table:table-cell>
          <table:table-cell table:formula="of:=MAX([.K6:.S6]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formula="of:=AVERAGE([.B7:.G7])" office:value-type="float" office:value="91.6666666666667" calcext:value-type="float">
            <text:p>91,6666666667</text:p>
          </table:table-cell>
          <table:table-cell table:formula="of:=MIN([.B7:.G7])" office:value-type="float" office:value="78" calcext:value-type="float">
            <text:p>78</text:p>
          </table:table-cell>
          <table:table-cell table:formula="of:=MAX([.B7:.G7])" office:value-type="float" office:value="99" calcext:value-type="float">
            <text:p>9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formula="of:=MIN([.K7:.R7])" office:value-type="float" office:value="71" calcext:value-type="float">
            <text:p>71</text:p>
          </table:table-cell>
          <table:table-cell table:formula="of:=MAX([.K7:.S7]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table:formula="of:=AVERAGE([.B8:.G8])" office:value-type="float" office:value="147.5" calcext:value-type="float">
            <text:p>147,5</text:p>
          </table:table-cell>
          <table:table-cell table:formula="of:=MIN([.B8:.G8])" office:value-type="float" office:value="139" calcext:value-type="float">
            <text:p>139</text:p>
          </table:table-cell>
          <table:table-cell table:formula="of:=MAX([.B8:.G8])" office:value-type="float" office:value="152" calcext:value-type="float">
            <text:p>152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table:formula="of:=MIN([.K8:.R8])" office:value-type="float" office:value="105" calcext:value-type="float">
            <text:p>105</text:p>
          </table:table-cell>
          <table:table-cell table:formula="of:=MAX([.K8:.S8]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table:formula="of:=AVERAGE([.B9:.G9])" office:value-type="float" office:value="95" calcext:value-type="float">
            <text:p>95</text:p>
          </table:table-cell>
          <table:table-cell table:formula="of:=MIN([.B9:.G9])" office:value-type="float" office:value="91" calcext:value-type="float">
            <text:p>91</text:p>
          </table:table-cell>
          <table:table-cell table:formula="of:=MAX([.B9:.G9])"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table:formula="of:=MIN([.K9:.R9])" office:value-type="float" office:value="58" calcext:value-type="float">
            <text:p>58</text:p>
          </table:table-cell>
          <table:table-cell table:formula="of:=MAX([.K9:.S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52" calcext:value-type="float">
            <text:p>152</text:p>
          </table:table-cell>
          <table:table-cell table:formula="of:=AVERAGE([.B10:.G10])" office:value-type="float" office:value="154.5" calcext:value-type="float">
            <text:p>154,5</text:p>
          </table:table-cell>
          <table:table-cell table:formula="of:=MIN([.B10:.G10])" office:value-type="float" office:value="152" calcext:value-type="float">
            <text:p>152</text:p>
          </table:table-cell>
          <table:table-cell table:formula="of:=MAX([.B10:.G10])"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table:formula="of:=MIN([.K10:.R10])" office:value-type="float" office:value="104" calcext:value-type="float">
            <text:p>104</text:p>
          </table:table-cell>
          <table:table-cell table:formula="of:=MAX([.K10:.S10]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9" calcext:value-type="float">
            <text:p>129</text:p>
          </table:table-cell>
          <table:table-cell table:formula="of:=AVERAGE([.B11:.G11])" office:value-type="float" office:value="127.166666666667" calcext:value-type="float">
            <text:p>127,1666666667</text:p>
          </table:table-cell>
          <table:table-cell table:formula="of:=MIN([.B11:.G11])" office:value-type="float" office:value="122" calcext:value-type="float">
            <text:p>122</text:p>
          </table:table-cell>
          <table:table-cell table:formula="of:=MAX([.B11:.G11])" office:value-type="float" office:value="130" calcext:value-type="float">
            <text:p>13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 office:value-type="float" office:value="136" calcext:value-type="float">
            <text:p>136</text:p>
          </table:table-cell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table:formula="of:=MIN([.K11:.R11])" office:value-type="float" office:value="136" calcext:value-type="float">
            <text:p>136</text:p>
          </table:table-cell>
          <table:table-cell table:formula="of:=MAX([.K11:.S11]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table:formula="of:=AVERAGE([.B12:.G12])" office:value-type="float" office:value="151.666666666667" calcext:value-type="float">
            <text:p>151,6666666667</text:p>
          </table:table-cell>
          <table:table-cell table:formula="of:=MIN([.B12:.G12])" office:value-type="float" office:value="146" calcext:value-type="float">
            <text:p>146</text:p>
          </table:table-cell>
          <table:table-cell table:formula="of:=MAX([.B12:.G12])"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table:formula="of:=MIN([.K12:.R12])" office:value-type="float" office:value="112" calcext:value-type="float">
            <text:p>112</text:p>
          </table:table-cell>
          <table:table-cell table:formula="of:=MAX([.K12:.S12]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table:formula="of:=AVERAGE([.B13:.G13])" office:value-type="float" office:value="130.5" calcext:value-type="float">
            <text:p>130,5</text:p>
          </table:table-cell>
          <table:table-cell table:formula="of:=MIN([.B13:.G13])" office:value-type="float" office:value="123" calcext:value-type="float">
            <text:p>123</text:p>
          </table:table-cell>
          <table:table-cell table:formula="of:=MAX([.B13:.G13])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table:formula="of:=MIN([.K13:.R13])" office:value-type="float" office:value="130" calcext:value-type="float">
            <text:p>130</text:p>
          </table:table-cell>
          <table:table-cell table:formula="of:=MAX([.K13:.S13]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52" calcext:value-type="float">
            <text:p>152</text:p>
          </table:table-cell>
          <table:table-cell table:formula="of:=AVERAGE([.B14:.G14])" office:value-type="float" office:value="153" calcext:value-type="float">
            <text:p>153</text:p>
          </table:table-cell>
          <table:table-cell table:formula="of:=MIN([.B14:.G14])" office:value-type="float" office:value="145" calcext:value-type="float">
            <text:p>145</text:p>
          </table:table-cell>
          <table:table-cell table:formula="of:=MAX([.B14:.G14])" office:value-type="float" office:value="159" calcext:value-type="float">
            <text:p>159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table:formula="of:=MIN([.K14:.R14])" office:value-type="float" office:value="118" calcext:value-type="float">
            <text:p>118</text:p>
          </table:table-cell>
          <table:table-cell table:formula="of:=MAX([.K14:.S14]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table:formula="of:=AVERAGE([.B15:.G15])" office:value-type="float" office:value="129.5" calcext:value-type="float">
            <text:p>129,5</text:p>
          </table:table-cell>
          <table:table-cell table:formula="of:=MIN([.B15:.G15])" office:value-type="float" office:value="122" calcext:value-type="float">
            <text:p>122</text:p>
          </table:table-cell>
          <table:table-cell table:formula="of:=MAX([.B15:.G15])"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table:formula="of:=MIN([.K15:.R15])" office:value-type="float" office:value="144" calcext:value-type="float">
            <text:p>144</text:p>
          </table:table-cell>
          <table:table-cell table:formula="of:=MAX([.K15:.S15]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  <table:table-cell table:formula="of:=AVERAGE([.B16:.G16])" office:value-type="float" office:value="149.833333333333" calcext:value-type="float">
            <text:p>149,8333333333</text:p>
          </table:table-cell>
          <table:table-cell table:formula="of:=MIN([.B16:.G16])" office:value-type="float" office:value="144" calcext:value-type="float">
            <text:p>144</text:p>
          </table:table-cell>
          <table:table-cell table:formula="of:=MAX([.B16:.G16])" office:value-type="float" office:value="167" calcext:value-type="float">
            <text:p>167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float" office:value="118" calcext:value-type="float">
            <text:p>118</text:p>
          </table:table-cell>
          <table:table-cell table:formula="of:=MIN([.K16:.R16])" office:value-type="float" office:value="117" calcext:value-type="float">
            <text:p>117</text:p>
          </table:table-cell>
          <table:table-cell table:formula="of:=MAX([.K16:.S16]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table:formula="of:=AVERAGE([.B17:.G17])" office:value-type="float" office:value="133.833333333333" calcext:value-type="float">
            <text:p>133,8333333333</text:p>
          </table:table-cell>
          <table:table-cell table:formula="of:=MIN([.B17:.G17])" office:value-type="float" office:value="122" calcext:value-type="float">
            <text:p>122</text:p>
          </table:table-cell>
          <table:table-cell table:formula="of:=MAX([.B17:.G17])"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51" calcext:value-type="float">
            <text:p>151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table:formula="of:=MIN([.K17:.R17])" office:value-type="float" office:value="123" calcext:value-type="float">
            <text:p>123</text:p>
          </table:table-cell>
          <table:table-cell table:formula="of:=MAX([.K17:.S17]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table:formula="of:=AVERAGE([.B18:.G18])" office:value-type="float" office:value="144.333333333333" calcext:value-type="float">
            <text:p>144,3333333333</text:p>
          </table:table-cell>
          <table:table-cell table:formula="of:=MIN([.B18:.G18])" office:value-type="float" office:value="139" calcext:value-type="float">
            <text:p>139</text:p>
          </table:table-cell>
          <table:table-cell table:formula="of:=MAX([.B18:.G18])"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table:formula="of:=MIN([.K18:.R18])" office:value-type="float" office:value="118" calcext:value-type="float">
            <text:p>118</text:p>
          </table:table-cell>
          <table:table-cell table:formula="of:=MAX([.K18:.S18]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table:formula="of:=AVERAGE([.B19:.G19])" office:value-type="float" office:value="134.166666666667" calcext:value-type="float">
            <text:p>134,1666666667</text:p>
          </table:table-cell>
          <table:table-cell table:formula="of:=MIN([.B19:.G19])" office:value-type="float" office:value="130" calcext:value-type="float">
            <text:p>130</text:p>
          </table:table-cell>
          <table:table-cell table:formula="of:=MAX([.B19:.G19])"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float" office:value="171" calcext:value-type="float">
            <text:p>171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table:formula="of:=MIN([.K19:.R19])" office:value-type="float" office:value="136" calcext:value-type="float">
            <text:p>136</text:p>
          </table:table-cell>
          <table:table-cell table:formula="of:=MAX([.K19:.S19]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159" calcext:value-type="float">
            <text:p>159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table:formula="of:=AVERAGE([.B20:.G20])" office:value-type="float" office:value="150" calcext:value-type="float">
            <text:p>150</text:p>
          </table:table-cell>
          <table:table-cell table:formula="of:=MIN([.B20:.G20])" office:value-type="float" office:value="145" calcext:value-type="float">
            <text:p>145</text:p>
          </table:table-cell>
          <table:table-cell table:formula="of:=MAX([.B20:.G20])" office:value-type="float" office:value="159" calcext:value-type="float">
            <text:p>159</text:p>
          </table:table-cell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99" calcext:value-type="float">
            <text:p>99</text:p>
          </table:table-cell>
          <table:table-cell table:formula="of:=MIN([.K20:.R20])" office:value-type="float" office:value="97" calcext:value-type="float">
            <text:p>97</text:p>
          </table:table-cell>
          <table:table-cell table:formula="of:=MAX([.K20:.S20]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formula="of:=AVERAGE([.B21:.G21])" office:value-type="float" office:value="95.6666666666667" calcext:value-type="float">
            <text:p>95,6666666667</text:p>
          </table:table-cell>
          <table:table-cell table:formula="of:=MIN([.B21:.G21])" office:value-type="float" office:value="92" calcext:value-type="float">
            <text:p>92</text:p>
          </table:table-cell>
          <table:table-cell table:formula="of:=MAX([.B21:.G21])"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table:formula="of:=MIN([.K21:.R21])" office:value-type="float" office:value="39" calcext:value-type="float">
            <text:p>39</text:p>
          </table:table-cell>
          <table:table-cell table:formula="of:=MAX([.K21:.S21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table:formula="of:=AVERAGE([.B22:.G22])" office:value-type="float" office:value="148.166666666667" calcext:value-type="float">
            <text:p>148,1666666667</text:p>
          </table:table-cell>
          <table:table-cell table:formula="of:=MIN([.B22:.G22])" office:value-type="float" office:value="139" calcext:value-type="float">
            <text:p>139</text:p>
          </table:table-cell>
          <table:table-cell table:formula="of:=MAX([.B22:.G22])"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  <table:table-cell office:value-type="float" office:value="78" calcext:value-type="float">
            <text:p>78</text:p>
          </table:table-cell>
          <table:table-cell table:formula="of:=MIN([.K22:.R22])" office:value-type="float" office:value="78" calcext:value-type="float">
            <text:p>78</text:p>
          </table:table-cell>
          <table:table-cell table:formula="of:=MAX([.K22:.S22]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formula="of:=AVERAGE([.B23:.G23])" office:value-type="float" office:value="95.3333333333333" calcext:value-type="float">
            <text:p>95,3333333333</text:p>
          </table:table-cell>
          <table:table-cell table:formula="of:=MIN([.B23:.G23])" office:value-type="float" office:value="79" calcext:value-type="float">
            <text:p>79</text:p>
          </table:table-cell>
          <table:table-cell table:formula="of:=MAX([.B23:.G23])"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table:formula="of:=MIN([.K23:.R23])" office:value-type="float" office:value="45" calcext:value-type="float">
            <text:p>45</text:p>
          </table:table-cell>
          <table:table-cell table:formula="of:=MAX([.K23:.S23]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formula="of:=AVERAGE([.B24:.G24])" office:value-type="float" office:value="148.5" calcext:value-type="float">
            <text:p>148,5</text:p>
          </table:table-cell>
          <table:table-cell table:formula="of:=MIN([.B24:.G24])" office:value-type="float" office:value="139" calcext:value-type="float">
            <text:p>139</text:p>
          </table:table-cell>
          <table:table-cell table:formula="of:=MAX([.B24:.G24])"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table:formula="of:=MIN([.K24:.R24])" office:value-type="float" office:value="117" calcext:value-type="float">
            <text:p>117</text:p>
          </table:table-cell>
          <table:table-cell table:formula="of:=MAX([.K24:.S24]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formula="of:=AVERAGE([.B25:.G25])" office:value-type="float" office:value="95.3333333333333" calcext:value-type="float">
            <text:p>95,3333333333</text:p>
          </table:table-cell>
          <table:table-cell table:formula="of:=MIN([.B25:.G25])" office:value-type="float" office:value="91" calcext:value-type="float">
            <text:p>91</text:p>
          </table:table-cell>
          <table:table-cell table:formula="of:=MAX([.B25:.G25])"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table:formula="of:=MIN([.K25:.R25])" office:value-type="float" office:value="51" calcext:value-type="float">
            <text:p>51</text:p>
          </table:table-cell>
          <table:table-cell table:formula="of:=MAX([.K25:.S25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table:formula="of:=AVERAGE([.B26:.G26])" office:value-type="float" office:value="148" calcext:value-type="float">
            <text:p>148</text:p>
          </table:table-cell>
          <table:table-cell table:formula="of:=MIN([.B26:.G26])" office:value-type="float" office:value="145" calcext:value-type="float">
            <text:p>145</text:p>
          </table:table-cell>
          <table:table-cell table:formula="of:=MAX([.B26:.G26])"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table:formula="of:=MIN([.K26:.R26])" office:value-type="float" office:value="97" calcext:value-type="float">
            <text:p>97</text:p>
          </table:table-cell>
          <table:table-cell table:formula="of:=MAX([.K26:.S26]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table:formula="of:=AVERAGE([.B27:.G27])" office:value-type="float" office:value="133.833333333333" calcext:value-type="float">
            <text:p>133,8333333333</text:p>
          </table:table-cell>
          <table:table-cell table:formula="of:=MIN([.B27:.G27])" office:value-type="float" office:value="129" calcext:value-type="float">
            <text:p>129</text:p>
          </table:table-cell>
          <table:table-cell table:formula="of:=MAX([.B27:.G27])"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table:formula="of:=MIN([.K27:.R27])" office:value-type="float" office:value="138" calcext:value-type="float">
            <text:p>138</text:p>
          </table:table-cell>
          <table:table-cell table:formula="of:=MAX([.K27:.S27]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table:formula="of:=AVERAGE([.B28:.G28])" office:value-type="float" office:value="150.333333333333" calcext:value-type="float">
            <text:p>150,3333333333</text:p>
          </table:table-cell>
          <table:table-cell table:formula="of:=MIN([.B28:.G28])" office:value-type="float" office:value="145" calcext:value-type="float">
            <text:p>145</text:p>
          </table:table-cell>
          <table:table-cell table:formula="of:=MAX([.B28:.G28])"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table:formula="of:=MIN([.K28:.R28])" office:value-type="float" office:value="112" calcext:value-type="float">
            <text:p>112</text:p>
          </table:table-cell>
          <table:table-cell table:formula="of:=MAX([.K28:.S28]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22" calcext:value-type="float">
            <text:p>122</text:p>
          </table:table-cell>
          <table:table-cell table:formula="of:=AVERAGE([.B29:.G29])" office:value-type="float" office:value="132.333333333333" calcext:value-type="float">
            <text:p>132,3333333333</text:p>
          </table:table-cell>
          <table:table-cell table:formula="of:=MIN([.B29:.G29])" office:value-type="float" office:value="122" calcext:value-type="float">
            <text:p>122</text:p>
          </table:table-cell>
          <table:table-cell table:formula="of:=MAX([.B29:.G29])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table:formula="of:=MIN([.K29:.R29])" office:value-type="float" office:value="137" calcext:value-type="float">
            <text:p>137</text:p>
          </table:table-cell>
          <table:table-cell table:formula="of:=MAX([.K29:.S29]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formula="of:=AVERAGE([.B30:.G30])" office:value-type="float" office:value="150.5" calcext:value-type="float">
            <text:p>150,5</text:p>
          </table:table-cell>
          <table:table-cell table:formula="of:=MIN([.B30:.G30])" office:value-type="float" office:value="139" calcext:value-type="float">
            <text:p>139</text:p>
          </table:table-cell>
          <table:table-cell table:formula="of:=MAX([.B30:.G30])"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table:formula="of:=MIN([.K30:.R30])" office:value-type="float" office:value="66" calcext:value-type="float">
            <text:p>66</text:p>
          </table:table-cell>
          <table:table-cell table:formula="of:=MAX([.K30:.S30]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36" calcext:value-type="float">
            <text:p>136</text:p>
          </table:table-cell>
          <table:table-cell table:formula="of:=AVERAGE([.B31:.G31])" office:value-type="float" office:value="131.666666666667" calcext:value-type="float">
            <text:p>131,6666666667</text:p>
          </table:table-cell>
          <table:table-cell table:formula="of:=MIN([.B31:.G31])" office:value-type="float" office:value="115" calcext:value-type="float">
            <text:p>115</text:p>
          </table:table-cell>
          <table:table-cell table:formula="of:=MAX([.B31:.G31])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office:value-type="float" office:value="184" calcext:value-type="float">
            <text:p>184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209" calcext:value-type="float">
            <text:p>209</text:p>
          </table:table-cell>
          <table:table-cell table:formula="of:=MIN([.K31:.R31])" office:value-type="float" office:value="137" calcext:value-type="float">
            <text:p>137</text:p>
          </table:table-cell>
          <table:table-cell table:formula="of:=MAX([.K31:.S31]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38" calcext:value-type="float">
            <text:p>138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table:formula="of:=AVERAGE([.B32:.G32])" office:value-type="float" office:value="151" calcext:value-type="float">
            <text:p>151</text:p>
          </table:table-cell>
          <table:table-cell table:formula="of:=MIN([.B32:.G32])" office:value-type="float" office:value="138" calcext:value-type="float">
            <text:p>138</text:p>
          </table:table-cell>
          <table:table-cell table:formula="of:=MAX([.B32:.G32])"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138" calcext:value-type="float">
            <text:p>138</text:p>
          </table:table-cell>
          <table:table-cell table:formula="of:=MIN([.K32:.R32])" office:value-type="float" office:value="112" calcext:value-type="float">
            <text:p>112</text:p>
          </table:table-cell>
          <table:table-cell table:formula="of:=MAX([.K32:.S32]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table:formula="of:=AVERAGE([.B33:.G33])" office:value-type="float" office:value="131.5" calcext:value-type="float">
            <text:p>131,5</text:p>
          </table:table-cell>
          <table:table-cell table:formula="of:=MIN([.B33:.G33])" office:value-type="float" office:value="122" calcext:value-type="float">
            <text:p>122</text:p>
          </table:table-cell>
          <table:table-cell table:formula="of:=MAX([.B33:.G33])"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formula="of:=MIN([.K33:.R33])" office:value-type="float" office:value="131" calcext:value-type="float">
            <text:p>131</text:p>
          </table:table-cell>
          <table:table-cell table:formula="of:=MAX([.K33:.S33]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table:formula="of:=AVERAGE([.B34:.G34])" office:value-type="float" office:value="146.5" calcext:value-type="float">
            <text:p>146,5</text:p>
          </table:table-cell>
          <table:table-cell table:formula="of:=MIN([.B34:.G34])" office:value-type="float" office:value="144" calcext:value-type="float">
            <text:p>144</text:p>
          </table:table-cell>
          <table:table-cell table:formula="of:=MAX([.B34:.G34])"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table:formula="of:=MIN([.K34:.R34])" office:value-type="float" office:value="90" calcext:value-type="float">
            <text:p>90</text:p>
          </table:table-cell>
          <table:table-cell table:formula="of:=MAX([.K34:.S34]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formula="of:=AVERAGE([.B35:.G35])" office:value-type="float" office:value="134.666666666667" calcext:value-type="float">
            <text:p>134,6666666667</text:p>
          </table:table-cell>
          <table:table-cell table:formula="of:=MIN([.B35:.G35])" office:value-type="float" office:value="129" calcext:value-type="float">
            <text:p>129</text:p>
          </table:table-cell>
          <table:table-cell table:formula="of:=MAX([.B35:.G35])"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float" office:value="178" calcext:value-type="float">
            <text:p>178</text:p>
          </table:table-cell>
          <table:table-cell table:formula="of:=MIN([.K35:.R35])" office:value-type="float" office:value="129" calcext:value-type="float">
            <text:p>129</text:p>
          </table:table-cell>
          <table:table-cell table:formula="of:=MAX([.K35:.S35]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office:value-type="float" office:value="167" calcext:value-type="float">
            <text:p>167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table:formula="of:=AVERAGE([.B36:.G36])" office:value-type="float" office:value="151.666666666667" calcext:value-type="float">
            <text:p>151,6666666667</text:p>
          </table:table-cell>
          <table:table-cell table:formula="of:=MIN([.B36:.G36])" office:value-type="float" office:value="145" calcext:value-type="float">
            <text:p>145</text:p>
          </table:table-cell>
          <table:table-cell table:formula="of:=MAX([.B36:.G36])" office:value-type="float" office:value="167" calcext:value-type="float">
            <text:p>167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table:formula="of:=MIN([.K36:.R36])" office:value-type="float" office:value="118" calcext:value-type="float">
            <text:p>118</text:p>
          </table:table-cell>
          <table:table-cell table:formula="of:=MAX([.K36:.S36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36" calcext:value-type="float">
            <text:p>136</text:p>
          </table:table-cell>
          <table:table-cell table:formula="of:=AVERAGE([.B37:.G37])" office:value-type="float" office:value="129" calcext:value-type="float">
            <text:p>129</text:p>
          </table:table-cell>
          <table:table-cell table:formula="of:=MIN([.B37:.G37])" office:value-type="float" office:value="115" calcext:value-type="float">
            <text:p>115</text:p>
          </table:table-cell>
          <table:table-cell table:formula="of:=MAX([.B37:.G37])"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table:formula="of:=MIN([.K37:.R37])" office:value-type="float" office:value="137" calcext:value-type="float">
            <text:p>137</text:p>
          </table:table-cell>
          <table:table-cell table:formula="of:=MAX([.K37:.S37]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59" calcext:value-type="float">
            <text:p>159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table:formula="of:=AVERAGE([.B38:.G38])" office:value-type="float" office:value="157.166666666667" calcext:value-type="float">
            <text:p>157,1666666667</text:p>
          </table:table-cell>
          <table:table-cell table:formula="of:=MIN([.B38:.G38])" office:value-type="float" office:value="146" calcext:value-type="float">
            <text:p>146</text:p>
          </table:table-cell>
          <table:table-cell table:formula="of:=MAX([.B38:.G38])" office:value-type="float" office:value="173" calcext:value-type="float">
            <text:p>17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159" calcext:value-type="float">
            <text:p>159</text:p>
          </table:table-cell>
          <table:table-cell office:value-type="float" office:value="119" calcext:value-type="float">
            <text:p>119</text:p>
          </table:table-cell>
          <table:table-cell table:formula="of:=MIN([.K38:.R38])" office:value-type="float" office:value="102" calcext:value-type="float">
            <text:p>102</text:p>
          </table:table-cell>
          <table:table-cell table:formula="of:=MAX([.K38:.S38]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table:formula="of:=AVERAGE([.B39:.G39])" office:value-type="float" office:value="124.833333333333" calcext:value-type="float">
            <text:p>124,8333333333</text:p>
          </table:table-cell>
          <table:table-cell table:formula="of:=MIN([.B39:.G39])" office:value-type="float" office:value="109" calcext:value-type="float">
            <text:p>109</text:p>
          </table:table-cell>
          <table:table-cell table:formula="of:=MAX([.B39:.G39])"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table:formula="of:=MIN([.K39:.R39])" office:value-type="float" office:value="49" calcext:value-type="float">
            <text:p>49</text:p>
          </table:table-cell>
          <table:table-cell table:formula="of:=MAX([.K39:.S39]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59" calcext:value-type="float">
            <text:p>159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 table:formula="of:=AVERAGE([.B40:.G40])" office:value-type="float" office:value="147.666666666667" calcext:value-type="float">
            <text:p>147,6666666667</text:p>
          </table:table-cell>
          <table:table-cell table:formula="of:=MIN([.B40:.G40])" office:value-type="float" office:value="138" calcext:value-type="float">
            <text:p>138</text:p>
          </table:table-cell>
          <table:table-cell table:formula="of:=MAX([.B40:.G40])" office:value-type="float" office:value="159" calcext:value-type="float">
            <text:p>159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table:formula="of:=MIN([.K40:.R40])" office:value-type="float" office:value="92" calcext:value-type="float">
            <text:p>92</text:p>
          </table:table-cell>
          <table:table-cell table:formula="of:=MAX([.K40:.S40]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table:formula="of:=AVERAGE([.B41:.G41])" office:value-type="float" office:value="134.166666666667" calcext:value-type="float">
            <text:p>134,1666666667</text:p>
          </table:table-cell>
          <table:table-cell table:formula="of:=MIN([.B41:.G41])" office:value-type="float" office:value="123" calcext:value-type="float">
            <text:p>123</text:p>
          </table:table-cell>
          <table:table-cell table:formula="of:=MAX([.B41:.G41])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190" calcext:value-type="float">
            <text:p>190</text:p>
          </table:table-cell>
          <table:table-cell office:value-type="float" office:value="157" calcext:value-type="float">
            <text:p>157</text:p>
          </table:table-cell>
          <table:table-cell table:formula="of:=MIN([.K41:.R41])" office:value-type="float" office:value="136" calcext:value-type="float">
            <text:p>136</text:p>
          </table:table-cell>
          <table:table-cell table:formula="of:=MAX([.K41:.S41]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table:formula="of:=AVERAGE([.B42:.G42])" office:value-type="float" office:value="152" calcext:value-type="float">
            <text:p>152</text:p>
          </table:table-cell>
          <table:table-cell table:formula="of:=MIN([.B42:.G42])" office:value-type="float" office:value="145" calcext:value-type="float">
            <text:p>145</text:p>
          </table:table-cell>
          <table:table-cell table:formula="of:=MAX([.B42:.G42])" office:value-type="float" office:value="166" calcext:value-type="float">
            <text:p>166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table:formula="of:=MIN([.K42:.R42])" office:value-type="float" office:value="112" calcext:value-type="float">
            <text:p>112</text:p>
          </table:table-cell>
          <table:table-cell table:formula="of:=MAX([.K42:.S42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 table:formula="of:=AVERAGE([.B43:.G43])" office:value-type="float" office:value="129.333333333333" calcext:value-type="float">
            <text:p>129,3333333333</text:p>
          </table:table-cell>
          <table:table-cell table:formula="of:=MIN([.B43:.G43])" office:value-type="float" office:value="114" calcext:value-type="float">
            <text:p>114</text:p>
          </table:table-cell>
          <table:table-cell table:formula="of:=MAX([.B43:.G43])"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table:formula="of:=MIN([.K43:.R43])" office:value-type="float" office:value="143" calcext:value-type="float">
            <text:p>143</text:p>
          </table:table-cell>
          <table:table-cell table:formula="of:=MAX([.K43:.S43]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59" calcext:value-type="float">
            <text:p>159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formula="of:=AVERAGE([.B44:.G44])" office:value-type="float" office:value="147.666666666667" calcext:value-type="float">
            <text:p>147,6666666667</text:p>
          </table:table-cell>
          <table:table-cell table:formula="of:=MIN([.B44:.G44])" office:value-type="float" office:value="139" calcext:value-type="float">
            <text:p>139</text:p>
          </table:table-cell>
          <table:table-cell table:formula="of:=MAX([.B44:.G44])"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74" calcext:value-type="float">
            <text:p>174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formula="of:=MIN([.K44:.R44])" office:value-type="float" office:value="112" calcext:value-type="float">
            <text:p>112</text:p>
          </table:table-cell>
          <table:table-cell table:formula="of:=MAX([.K44:.S44]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table:formula="of:=AVERAGE([.B45:.G45])" office:value-type="float" office:value="136.666666666667" calcext:value-type="float">
            <text:p>136,6666666667</text:p>
          </table:table-cell>
          <table:table-cell table:formula="of:=MIN([.B45:.G45])" office:value-type="float" office:value="123" calcext:value-type="float">
            <text:p>123</text:p>
          </table:table-cell>
          <table:table-cell table:formula="of:=MAX([.B45:.G45])"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table:formula="of:=MIN([.K45:.R45])" office:value-type="float" office:value="101" calcext:value-type="float">
            <text:p>101</text:p>
          </table:table-cell>
          <table:table-cell table:formula="of:=MAX([.K45:.S45]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59" calcext:value-type="float">
            <text:p>159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formula="of:=AVERAGE([.B46:.G46])" office:value-type="float" office:value="145.333333333333" calcext:value-type="float">
            <text:p>145,3333333333</text:p>
          </table:table-cell>
          <table:table-cell table:formula="of:=MIN([.B46:.G46])" office:value-type="float" office:value="138" calcext:value-type="float">
            <text:p>138</text:p>
          </table:table-cell>
          <table:table-cell table:formula="of:=MAX([.B46:.G46])" office:value-type="float" office:value="159" calcext:value-type="float">
            <text:p>159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53" calcext:value-type="float">
            <text:p>153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table:formula="of:=MIN([.K46:.R46])" office:value-type="float" office:value="117" calcext:value-type="float">
            <text:p>117</text:p>
          </table:table-cell>
          <table:table-cell table:formula="of:=MAX([.K46:.S46]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formula="of:=AVERAGE([.B47:.G47])" office:value-type="float" office:value="95.3333333333333" calcext:value-type="float">
            <text:p>95,3333333333</text:p>
          </table:table-cell>
          <table:table-cell table:formula="of:=MIN([.B47:.G47])" office:value-type="float" office:value="85" calcext:value-type="float">
            <text:p>85</text:p>
          </table:table-cell>
          <table:table-cell table:formula="of:=MAX([.B47:.G47])"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formula="of:=MIN([.K47:.R47])" office:value-type="float" office:value="65" calcext:value-type="float">
            <text:p>65</text:p>
          </table:table-cell>
          <table:table-cell table:formula="of:=MAX([.K47:.S47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51" calcext:value-type="float">
            <text:p>151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table:formula="of:=AVERAGE([.B48:.G48])" office:value-type="float" office:value="146.166666666667" calcext:value-type="float">
            <text:p>146,1666666667</text:p>
          </table:table-cell>
          <table:table-cell table:formula="of:=MIN([.B48:.G48])" office:value-type="float" office:value="138" calcext:value-type="float">
            <text:p>138</text:p>
          </table:table-cell>
          <table:table-cell table:formula="of:=MAX([.B48:.G48])"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table:formula="of:=MIN([.K48:.R48])" office:value-type="float" office:value="99" calcext:value-type="float">
            <text:p>99</text:p>
          </table:table-cell>
          <table:table-cell table:formula="of:=MAX([.K48:.S48]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92" calcext:value-type="float">
            <text:p>92</text:p>
          </table:table-cell>
          <table:table-cell table:formula="of:=AVERAGE([.B49:.G49])" office:value-type="float" office:value="91.6666666666667" calcext:value-type="float">
            <text:p>91,6666666667</text:p>
          </table:table-cell>
          <table:table-cell table:formula="of:=MIN([.B49:.G49])" office:value-type="float" office:value="84" calcext:value-type="float">
            <text:p>84</text:p>
          </table:table-cell>
          <table:table-cell table:formula="of:=MAX([.B49:.G49])"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table:formula="of:=MIN([.K49:.R49])" office:value-type="float" office:value="52" calcext:value-type="float">
            <text:p>52</text:p>
          </table:table-cell>
          <table:table-cell table:formula="of:=MAX([.K49:.S49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table:formula="of:=AVERAGE([.B50:.G50])" office:value-type="float" office:value="151.333333333333" calcext:value-type="float">
            <text:p>151,3333333333</text:p>
          </table:table-cell>
          <table:table-cell table:formula="of:=MIN([.B50:.G50])" office:value-type="float" office:value="139" calcext:value-type="float">
            <text:p>139</text:p>
          </table:table-cell>
          <table:table-cell table:formula="of:=MAX([.B50:.G50])" office:value-type="float" office:value="173" calcext:value-type="float">
            <text:p>173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table:formula="of:=MIN([.K50:.R50])" office:value-type="float" office:value="125" calcext:value-type="float">
            <text:p>125</text:p>
          </table:table-cell>
          <table:table-cell table:formula="of:=MAX([.K50:.S50]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table:formula="of:=AVERAGE([.B51:.G51])" office:value-type="float" office:value="130.666666666667" calcext:value-type="float">
            <text:p>130,6666666667</text:p>
          </table:table-cell>
          <table:table-cell table:formula="of:=MIN([.B51:.G51])" office:value-type="float" office:value="109" calcext:value-type="float">
            <text:p>109</text:p>
          </table:table-cell>
          <table:table-cell table:formula="of:=MAX([.B51:.G51])"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50" calcext:value-type="float">
            <text:p>150</text:p>
          </table:table-cell>
          <table:table-cell table:formula="of:=MIN([.K51:.R51])" office:value-type="float" office:value="136" calcext:value-type="float">
            <text:p>136</text:p>
          </table:table-cell>
          <table:table-cell table:formula="of:=MAX([.K51:.S51]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73" calcext:value-type="float">
            <text:p>173</text:p>
          </table:table-cell>
          <table:table-cell office:value-type="float" office:value="145" calcext:value-type="float">
            <text:p>145</text:p>
          </table:table-cell>
          <table:table-cell table:formula="of:=AVERAGE([.B52:.G52])" office:value-type="float" office:value="152.166666666667" calcext:value-type="float">
            <text:p>152,1666666667</text:p>
          </table:table-cell>
          <table:table-cell table:formula="of:=MIN([.B52:.G52])" office:value-type="float" office:value="139" calcext:value-type="float">
            <text:p>139</text:p>
          </table:table-cell>
          <table:table-cell table:formula="of:=MAX([.B52:.G52])" office:value-type="float" office:value="173" calcext:value-type="float">
            <text:p>173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table:formula="of:=MIN([.K52:.R52])" office:value-type="float" office:value="119" calcext:value-type="float">
            <text:p>119</text:p>
          </table:table-cell>
          <table:table-cell table:formula="of:=MAX([.K52:.S52]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formula="of:=AVERAGE([.B53:.G53])" office:value-type="float" office:value="98.6666666666667" calcext:value-type="float">
            <text:p>98,6666666667</text:p>
          </table:table-cell>
          <table:table-cell table:formula="of:=MIN([.B53:.G53])" office:value-type="float" office:value="85" calcext:value-type="float">
            <text:p>85</text:p>
          </table:table-cell>
          <table:table-cell table:formula="of:=MAX([.B53:.G53])"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formula="of:=MIN([.K53:.R53])" office:value-type="float" office:value="30" calcext:value-type="float">
            <text:p>30</text:p>
          </table:table-cell>
          <table:table-cell table:formula="of:=MAX([.K53:.S53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table:formula="of:=AVERAGE([.B54:.G54])" office:value-type="float" office:value="148.5" calcext:value-type="float">
            <text:p>148,5</text:p>
          </table:table-cell>
          <table:table-cell table:formula="of:=MIN([.B54:.G54])" office:value-type="float" office:value="144" calcext:value-type="float">
            <text:p>144</text:p>
          </table:table-cell>
          <table:table-cell table:formula="of:=MAX([.B54:.G54])"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formula="of:=MIN([.K54:.R54])" office:value-type="float" office:value="66" calcext:value-type="float">
            <text:p>66</text:p>
          </table:table-cell>
          <table:table-cell table:formula="of:=MAX([.K54:.S54]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formula="of:=AVERAGE([.B55:.G55])" office:value-type="float" office:value="96.6666666666667" calcext:value-type="float">
            <text:p>96,6666666667</text:p>
          </table:table-cell>
          <table:table-cell table:formula="of:=MIN([.B55:.G55])" office:value-type="float" office:value="92" calcext:value-type="float">
            <text:p>92</text:p>
          </table:table-cell>
          <table:table-cell table:formula="of:=MAX([.B55:.G55])" office:value-type="float" office:value="99" calcext:value-type="float">
            <text:p>99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table:formula="of:=MIN([.K55:.R55])" office:value-type="float" office:value="130" calcext:value-type="float">
            <text:p>130</text:p>
          </table:table-cell>
          <table:table-cell table:formula="of:=MAX([.K55:.S55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 table:formula="of:=AVERAGE([.B56:.G56])" office:value-type="float" office:value="153.5" calcext:value-type="float">
            <text:p>153,5</text:p>
          </table:table-cell>
          <table:table-cell table:formula="of:=MIN([.B56:.G56])" office:value-type="float" office:value="144" calcext:value-type="float">
            <text:p>144</text:p>
          </table:table-cell>
          <table:table-cell table:formula="of:=MAX([.B56:.G56])"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124" calcext:value-type="float">
            <text:p>124</text:p>
          </table:table-cell>
          <table:table-cell table:formula="of:=MIN([.K56:.R56])" office:value-type="float" office:value="124" calcext:value-type="float">
            <text:p>124</text:p>
          </table:table-cell>
          <table:table-cell table:formula="of:=MAX([.K56:.S56]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formula="of:=AVERAGE([.B57:.G57])" office:value-type="float" office:value="96.6666666666667" calcext:value-type="float">
            <text:p>96,6666666667</text:p>
          </table:table-cell>
          <table:table-cell table:formula="of:=MIN([.B57:.G57])" office:value-type="float" office:value="85" calcext:value-type="float">
            <text:p>85</text:p>
          </table:table-cell>
          <table:table-cell table:formula="of:=MAX([.B57:.G57])"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table:formula="of:=MIN([.K57:.R57])" office:value-type="float" office:value="70" calcext:value-type="float">
            <text:p>70</text:p>
          </table:table-cell>
          <table:table-cell table:formula="of:=MAX([.K57:.S57]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45" calcext:value-type="float">
            <text:p>145</text:p>
          </table:table-cell>
          <table:table-cell table:formula="of:=AVERAGE([.B58:.G58])" office:value-type="float" office:value="142" calcext:value-type="float">
            <text:p>142</text:p>
          </table:table-cell>
          <table:table-cell table:formula="of:=MIN([.B58:.G58])" office:value-type="float" office:value="138" calcext:value-type="float">
            <text:p>138</text:p>
          </table:table-cell>
          <table:table-cell table:formula="of:=MAX([.B58:.G58])"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table:formula="of:=MIN([.K58:.R58])" office:value-type="float" office:value="118" calcext:value-type="float">
            <text:p>118</text:p>
          </table:table-cell>
          <table:table-cell table:formula="of:=MAX([.K58:.S58]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AVERAGE([.B59:.G59])" office:value-type="float" office:value="89.6666666666667" calcext:value-type="float">
            <text:p>89,6666666667</text:p>
          </table:table-cell>
          <table:table-cell table:formula="of:=MIN([.B59:.G59])" office:value-type="float" office:value="86" calcext:value-type="float">
            <text:p>86</text:p>
          </table:table-cell>
          <table:table-cell table:formula="of:=MAX([.B59:.G59])"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formula="of:=MIN([.K59:.R59])" office:value-type="float" office:value="64" calcext:value-type="float">
            <text:p>64</text:p>
          </table:table-cell>
          <table:table-cell table:formula="of:=MAX([.K59:.S5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table:formula="of:=AVERAGE([.B60:.G60])" office:value-type="float" office:value="143.333333333333" calcext:value-type="float">
            <text:p>143,3333333333</text:p>
          </table:table-cell>
          <table:table-cell table:formula="of:=MIN([.B60:.G60])" office:value-type="float" office:value="138" calcext:value-type="float">
            <text:p>138</text:p>
          </table:table-cell>
          <table:table-cell table:formula="of:=MAX([.B60:.G60])" office:value-type="float" office:value="152" calcext:value-type="float">
            <text:p>152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table:formula="of:=MIN([.K60:.R60])" office:value-type="float" office:value="111" calcext:value-type="float">
            <text:p>111</text:p>
          </table:table-cell>
          <table:table-cell table:formula="of:=MAX([.K60:.S60]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formula="of:=AVERAGE([.B61:.G61])" office:value-type="float" office:value="91" calcext:value-type="float">
            <text:p>91</text:p>
          </table:table-cell>
          <table:table-cell table:formula="of:=MIN([.B61:.G61])" office:value-type="float" office:value="79" calcext:value-type="float">
            <text:p>79</text:p>
          </table:table-cell>
          <table:table-cell table:formula="of:=MAX([.B61:.G61])"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formula="of:=MIN([.K61:.R61])" office:value-type="float" office:value="58" calcext:value-type="float">
            <text:p>58</text:p>
          </table:table-cell>
          <table:table-cell table:formula="of:=MAX([.K61:.S61]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table:number-columns-repeated="3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table:formula="of:=AVERAGE([.B62:.G62])" office:value-type="float" office:value="148.833333333333" calcext:value-type="float">
            <text:p>148,8333333333</text:p>
          </table:table-cell>
          <table:table-cell table:formula="of:=MIN([.B62:.G62])" office:value-type="float" office:value="145" calcext:value-type="float">
            <text:p>145</text:p>
          </table:table-cell>
          <table:table-cell table:formula="of:=MAX([.B62:.G62])"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table:formula="of:=MIN([.K62:.R62])" office:value-type="float" office:value="118" calcext:value-type="float">
            <text:p>118</text:p>
          </table:table-cell>
          <table:table-cell table:formula="of:=MAX([.K62:.S62]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table:formula="of:=AVERAGE([.B63:.G63])" office:value-type="float" office:value="132.333333333333" calcext:value-type="float">
            <text:p>132,3333333333</text:p>
          </table:table-cell>
          <table:table-cell table:formula="of:=MIN([.B63:.G63])" office:value-type="float" office:value="122" calcext:value-type="float">
            <text:p>122</text:p>
          </table:table-cell>
          <table:table-cell table:formula="of:=MAX([.B63:.G63])"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table:formula="of:=MIN([.K63:.R63])" office:value-type="float" office:value="135" calcext:value-type="float">
            <text:p>135</text:p>
          </table:table-cell>
          <table:table-cell table:formula="of:=MAX([.K63:.S63]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table:formula="of:=AVERAGE([.B64:.G64])" office:value-type="float" office:value="145.166666666667" calcext:value-type="float">
            <text:p>145,1666666667</text:p>
          </table:table-cell>
          <table:table-cell table:formula="of:=MIN([.B64:.G64])" office:value-type="float" office:value="138" calcext:value-type="float">
            <text:p>138</text:p>
          </table:table-cell>
          <table:table-cell table:formula="of:=MAX([.B64:.G64])"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table:formula="of:=MIN([.K64:.R64])" office:value-type="float" office:value="117" calcext:value-type="float">
            <text:p>117</text:p>
          </table:table-cell>
          <table:table-cell table:formula="of:=MAX([.K64:.S64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table:formula="of:=AVERAGE([.B65:.G65])" office:value-type="float" office:value="136.333333333333" calcext:value-type="float">
            <text:p>136,3333333333</text:p>
          </table:table-cell>
          <table:table-cell table:formula="of:=MIN([.B65:.G65])" office:value-type="float" office:value="129" calcext:value-type="float">
            <text:p>129</text:p>
          </table:table-cell>
          <table:table-cell table:formula="of:=MAX([.B65:.G65])"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table:formula="of:=MIN([.K65:.R65])" office:value-type="float" office:value="116" calcext:value-type="float">
            <text:p>116</text:p>
          </table:table-cell>
          <table:table-cell table:formula="of:=MAX([.K65:.S65]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8" calcext:value-type="float">
            <text:p>138</text:p>
          </table:table-cell>
          <table:table-cell table:formula="of:=AVERAGE([.B66:.G66])" office:value-type="float" office:value="143.833333333333" calcext:value-type="float">
            <text:p>143,8333333333</text:p>
          </table:table-cell>
          <table:table-cell table:formula="of:=MIN([.B66:.G66])" office:value-type="float" office:value="138" calcext:value-type="float">
            <text:p>138</text:p>
          </table:table-cell>
          <table:table-cell table:formula="of:=MAX([.B66:.G66])" office:value-type="float" office:value="153" calcext:value-type="float">
            <text:p>153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table:formula="of:=MIN([.K66:.R66])" office:value-type="float" office:value="111" calcext:value-type="float">
            <text:p>111</text:p>
          </table:table-cell>
          <table:table-cell table:formula="of:=MAX([.K66:.S66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formula="of:=AVERAGE([.B67:.G67])" office:value-type="float" office:value="89.6666666666667" calcext:value-type="float">
            <text:p>89,6666666667</text:p>
          </table:table-cell>
          <table:table-cell table:formula="of:=MIN([.B67:.G67])" office:value-type="float" office:value="85" calcext:value-type="float">
            <text:p>85</text:p>
          </table:table-cell>
          <table:table-cell table:formula="of:=MAX([.B67:.G67])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MIN([.K67:.R67])" office:value-type="float" office:value="64" calcext:value-type="float">
            <text:p>64</text:p>
          </table:table-cell>
          <table:table-cell table:formula="of:=MAX([.K67:.S67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table:formula="of:=AVERAGE([.B68:.G68])" office:value-type="float" office:value="149.833333333333" calcext:value-type="float">
            <text:p>149,8333333333</text:p>
          </table:table-cell>
          <table:table-cell table:formula="of:=MIN([.B68:.G68])" office:value-type="float" office:value="145" calcext:value-type="float">
            <text:p>145</text:p>
          </table:table-cell>
          <table:table-cell table:formula="of:=MAX([.B68:.G68])" office:value-type="float" office:value="159" calcext:value-type="float">
            <text:p>159</text:p>
          </table:table-cell>
          <table:table-cell office:value-type="float" office:value="146" calcext:value-type="float">
            <text:p>146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table:formula="of:=MIN([.K68:.R68])" office:value-type="float" office:value="112" calcext:value-type="float">
            <text:p>112</text:p>
          </table:table-cell>
          <table:table-cell table:formula="of:=MAX([.K68:.S68])" office:value-type="float" office:value="146" calcext:value-type="float">
            <text:p>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7:13:54.147885168</meta:creation-date>
    <dc:date>2017-08-31T00:50:22.638734254</dc:date>
    <meta:editing-duration>PT24M56S</meta:editing-duration>
    <meta:editing-cycles>3</meta:editing-cycles>
    <meta:generator>LibreOffice/5.1.6.2$Linux_X86_64 LibreOffice_project/10m0$Build-2</meta:generator>
    <meta:document-statistic meta:table-count="1" meta:cell-count="1360" meta:object-count="0"/>
  </office:meta>
</office:document-meta>
</file>